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text-align="start" style:justify-single-word="false"/>
      <style:text-properties style:font-name="Times New Roman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language="ru" fo:country="RU" style:font-name-asian="Times New Roman1" style:font-name-complex="Times New Roman1"/>
    </style:style>
    <style:style style:name="T3" style:family="text">
      <style:text-properties style:font-name="Times New Roman" fo:language="ru" fo:country="RU" fo:font-weight="bold" style:font-weight-asian="bold" style:font-weight-complex="bold"/>
    </style:style>
    <style:style style:name="T4" style:family="text">
      <style:text-properties style:font-name="Times New Roman" fo:language="ru" fo:country="RU" fo:font-weight="normal" style:font-weight-asian="normal" style:font-weight-complex="normal"/>
    </style:style>
    <style:style style:name="T5" style:family="text">
      <style:text-properties style:font-name="Times New Roman" fo:language="ru" fo:country="RU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Times New Roman"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7" style:family="text">
      <style:text-properties style:font-name="Times New Roman" fo:language="ru" fo:country="RU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font-name="Times New Roman" fo:language="ru" fo:country="RU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9" style:family="text">
      <style:text-properties style:font-name="Times New Roman" fo:language="ru" fo:country="RU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font-weight="bold" style:font-weight-asian="bold" style:font-weight-complex="bold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language="ru" fo:country="RU" style:font-size-asian="14pt" style:font-size-complex="14pt"/>
    </style:style>
    <style:style style:name="T14" style:family="text">
      <style:text-properties fo:language="en" fo:country="US"/>
    </style:style>
    <style:style style:name="T1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cm" svg:height="0.82cm" draw:z-index="0"><draw:image xlink:href="../../odt/images/0058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Логарифм десятичный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14">C-</text:span>код <text:span text:style-name="T14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91cm" svg:height="1.61cm" draw:z-index="0"><draw:image xlink:href="../../odt/images/0058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Блок <text:span text:style-name="T11">векторизован</text:span><text:span text:style-name="T10">, </text:span>возвращает выходное значение, вычисленное по формуле:</text:p>
            <text:p text:style-name="P4"><draw:frame draw:style-name="fr3" draw:name="Объект1" text:anchor-type="as-char" svg:width="4.886cm" svg:height="0.564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,</text:p>
            <text:p text:style-name="Text_20_body">где <draw:frame draw:style-name="fr3" draw:name="Объект2" text:anchor-type="as-char" svg:width="2.189cm" svg:height="0.549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 – <text:span text:style-name="T10">амплитуда, круговая частота и фаза</text:span>,</text:p>
            <text:p text:style-name="Text_20_body"><draw:frame draw:style-name="fr3" draw:name="Объект3" text:anchor-type="as-char" svg:width="2.427cm" svg:height="0.564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– входно<text:span text:style-name="T13">й и выходной сигналы</text:span><text:span text:style-name="T12">.</text:span></text:p>
            <text:p text:style-name="Text_20_body"><text:span text:style-name="T3">Свойства</text:span>:</text:p>
            <text:list xml:id="list7523228469174090352" text:style-name="L1">
              <text:list-item>
                <text:p text:style-name="P5"><text:span text:style-name="T1">Амплитуда – коэффициент</text:span><text:span text:style-name="T1"><draw:frame draw:style-name="fr3" draw:name="Объект4" text:anchor-type="as-char" svg:width="0.482cm" svg:height="0.549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">.</text:span></text:p>
              </text:list-item>
              <text:list-item>
                <text:p text:style-name="P5"><text:span text:style-name="T1">Частота – коэффициент</text:span><text:span text:style-name="T1"><draw:frame draw:style-name="fr3" draw:name="Объект6" text:anchor-type="as-char" svg:width="0.55cm" svg:height="0.28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">.</text:span></text:p>
              </text:list-item>
              <text:list-item>
                <text:p text:style-name="P5"><text:span text:style-name="T2">Фаза</text:span><text:span text:style-name="T1"> – коэффициент</text:span><text:span text:style-name="T1"><draw:frame draw:style-name="fr3" draw:name="Объект5" text:anchor-type="as-char" svg:width="0.566cm" svg:height="0.549cm" draw:z-index="0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">.</text:span></text:p>
              </text:list-item>
            </text:list>
            <text:p text:style-name="Text_20_body"><text:span text:style-name="T12">Параметры могут быть вект</text:span>орами, размерности <text:s/>которых должны быть равны размерности входа, в этом случае на выходе будет также вектор.</text:p>
            <text:p text:style-name="Text_20_body"><text:span text:style-name="T15">Примечания</text:span>:</text:p>
            <text:list xml:id="list4818170818069167916" text:style-name="L2">
              <text:list-item>
                <text:p text:style-name="P6"><text:span text:style-name="T4">По умолчанию данный блок реализует логарифмическое десятичное преобразование входного сигнала (скалярного или векторного) с коэффициентами</text:span><text:span text:style-name="T4"><draw:frame draw:style-name="fr3" draw:name="Object3" text:anchor-type="as-char" svg:width="4.025cm" svg:height="0.549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4">.</text:span></text:p>
              </text:list-item>
              <text:list-item>
                <text:p text:style-name="P6"><text:span text:style-name="T4">Именованные свойства задаются как </text:span><text:span text:style-name="T5">локальные</text:span><text:span text:style-name="T7"> переменные модели (или субмодели) во вкладке </text:span><text:span text:style-name="T5">Параметры</text:span><text:span text:style-name="T7"> или как глобальные сигналы проекта при помощи пункта главного меню </text:span><text:span text:style-name="T5">Графика</text:span><text:span text:style-name="T7"> </text:span><text:span text:style-name="T8">→</text:span><text:span text:style-name="T9"> </text:span><text:span text:style-name="T6">Сигналы</text:span><text:span text:style-name="T7">.</text:span></text:p>
              </text:list-item>
              <text:list-item>
                <text:p text:style-name="P7">Блок может быть использован для генерации кода на языке C для внешней целевой системы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Логарифм десятичный</dc:title>
    <dc:date>2012-03-30T10:48:41.34</dc:date>
    <meta:generator>OpenOffice_Beta/4.1.0$Win32 OpenOffice.org_project/410m14$Build-9760</meta:generator>
    <meta:editing-duration>PT2H29M33S</meta:editing-duration>
    <meta:editing-cycles>151</meta:editing-cycles>
    <meta:document-statistic meta:table-count="1" meta:image-count="2" meta:object-count="7" meta:page-count="1" meta:paragraph-count="19" meta:word-count="126" meta:character-count="849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i mathvariant="italic">lg</mi>
        </mrow>
      </mrow>
      <mrow>
        <mo stretchy="false">(</mo>
        <mrow>
          <mrow>
            <mo stretchy="false">ω</mo>
            <mo stretchy="false">⋅</mo>
            <mi>x</mi>
          </mrow>
          <mrow>
            <mrow>
              <mo stretchy="false">(</mo>
              <mrow>
                <mi>t</mi>
              </mrow>
              <mo stretchy="false">)</mo>
            </mrow>
            <mo stretchy="false">+</mo>
            <mi>f</mi>
          </mrow>
        </mrow>
        <mo stretchy="false">)</mo>
      </mrow>
    </mrow>
    <annotation encoding="StarMath 5.0">y(t) = a cdot lg(%omega cdot x(t) + f)</annotation>
  </semantics>
</math>
</file>

<file path=Object 2/content.xml><?xml version="1.0" encoding="utf-8"?>
<math xmlns="http://www.w3.org/1998/Math/MathML">
  <semantics>
    <mrow>
      <mi>a</mi>
      <mi>,</mi>
      <mi/>
      <mo stretchy="false">ω</mo>
      <mi>,</mi>
      <mi/>
      <mi>f</mi>
    </mrow>
    <annotation encoding="StarMath 5.0">a,~%omega,~f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i>a</mi>
    </mrow>
    <annotation encoding="StarMath 5.0">a</annotation>
  </semantics>
</math>
</file>

<file path=Object 5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6/content.xml><?xml version="1.0" encoding="utf-8"?>
<math xmlns="http://www.w3.org/1998/Math/MathML">
  <semantics>
    <mrow>
      <mi>f</mi>
    </mrow>
    <annotation encoding="StarMath 5.0">f</annotation>
  </semantics>
</math>
</file>

<file path=Object 7/content.xml><?xml version="1.0" encoding="utf-8"?>
<math xmlns="http://www.w3.org/1998/Math/MathML">
  <semantics>
    <mrow>
      <mrow>
        <mi>a</mi>
        <mo stretchy="false">=</mo>
        <mn>1,</mn>
      </mrow>
      <mi/>
      <mrow>
        <mo stretchy="false">ω</mo>
        <mo stretchy="false">=</mo>
        <mn>1,</mn>
      </mrow>
      <mi/>
      <mrow>
        <mi>f</mi>
        <mo stretchy="false">=</mo>
        <mn>0</mn>
      </mrow>
    </mrow>
    <annotation encoding="StarMath 5.0">a=1,~%omega =1,~ f=0</annotation>
  </semantics>
</math>
</file>